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text:s/>complex<text:s/>input sources<text:s/>to if statements.</text:p>
      <text:p text:style-name="Standard">-Implement dynamic variables.</text:p>
      <text:p text:style-name="Standard">-Implement variable change detection and add it to triggers lookup table.</text:p>
      <text:p text:style-name="Standard">-Ignore deactivated events.</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soft-page-break/>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text:s/><text:soft-page-break/>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text:s/><text:soft-page-break/>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soft-page-break/>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18T18:02:00Z</dc:date>
    <meta:template xlink:href="Normal.dotm" xlink:type="simple"/>
    <meta:editing-cycles>412</meta:editing-cycles>
    <meta:editing-duration>PT118440S</meta:editing-duration>
    <meta:document-statistic meta:page-count="5" meta:paragraph-count="20" meta:word-count="1561" meta:character-count="10439" meta:row-count="74" meta:non-whitespace-character-count="8898"/>
  </office:meta>
</office:document-meta>
</file>